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Requirements</text:p>
      <text:p text:style-name="Standard"/>
      <text:p text:style-name="P5">2.1 Functional requirements</text:p>
      <text:p text:style-name="Standard"/>
      <text:p text:style-name="Standard"><text:tab/>The player should be able to:</text:p>
      <text:p text:style-name="Standard"/>
      <text:list xml:id="list6287996651087406074" text:style-name="L1">
        <text:list-item>
          <text:p text:style-name="P1">Select language for the GUI (Option is saved)</text:p>
          <text:p text:style-name="P1"/>
        </text:list-item>
        <text:list-item>
          <text:p text:style-name="P1">Change sound options for the game(<text:span text:style-name="T5">Mute</text:span>, lower, higher. Options are saved)</text:p>
          <text:p text:style-name="P1"/>
        </text:list-item>
        <text:list-item>
          <text:p text:style-name="P1">Look at the instructions</text:p>
          <text:p text:style-name="P1"/>
        </text:list-item>
        <text:list-item>
          <text:p text:style-name="P1">Start a new game </text:p>
          <text:p text:style-name="P1"/>
          <text:list>
            <text:list-header>
              <text:p text:style-name="P1">4.1 Choose if to read tutorial</text:p>
              <text:p text:style-name="P1">4.2 Choose difficulty</text:p>
              <text:p text:style-name="P1"/>
            </text:list-header>
          </text:list>
        </text:list-item>
        <text:list-item>
          <text:p text:style-name="P1">Continue the last game (Only available if there is a saved game)</text:p>
          <text:p text:style-name="P1"/>
        </text:list-item>
        <text:list-item>
          <text:p text:style-name="P1">Play the game</text:p>
          <text:p text:style-name="P1"/>
          <text:list>
            <text:list-header>
              <text:p text:style-name="P1">6.2 Move around</text:p>
              <text:p text:style-name="P1">6.3 Collide with other objects </text:p>
              <text:p text:style-name="P1"/>
            </text:list-header>
          </text:list>
        </text:list-item>
        <text:list-item>
          <text:p text:style-name="P1">End the game. Saves thegame</text:p>
        </text:list-item>
      </text:list>
      <text:p text:style-name="Standard"/>
      <text:p text:style-name="P8"><text:span text:style-name="T1">2.2 Non-functional requirement</text:span>s</text:p>
      <text:p text:style-name="Standard"/>
      <text:list xml:id="list5397864752296165203" text:style-name="L2">
        <text:list-item>
          <text:list>
            <text:list-item>
              <text:list>
                <text:list-item>
                  <text:p text:style-name="P7">Usability</text:p>
                  <text:p text:style-name="P2"/>
                  <text:p text:style-name="P2">As the application is a game it should be very easy to use, it should be easy to understand how to use and not take long to start playing. An instructions option should be accesable before start and a tutorial when begining a new game. There should also exist an language option, at least for Swedish and English. Test should be performed to verify and ensure the applications usability. The results from the test will be part of the final documentation.</text:p>
                  <text:p text:style-name="P2"/>
                </text:list-item>
                <text:list-item>
                  <text:p text:style-name="P7">Reliability</text:p>
                  <text:p text:style-name="P2"/>
                  <text:p text:style-name="P2">you can't break the game?</text:p>
                  <text:p text:style-name="P2"/>
                </text:list-item>
                <text:list-item>
                  <text:p text:style-name="P7">Performance</text:p>
                  <text:p text:style-name="P2"/>
                  <text:p text:style-name="P2">The players action should recive immidiate feedback from the system and worst case respond time should not exceed 1 sec. Longer response time would mean a high risk of the game not functioning properly(in the meaning that lag will make it impossible to avoid enemy/obstacle/larger planet).</text:p>
                  <text:p text:style-name="P2"/>
                </text:list-item>
                <text:list-item>
                  <text:p text:style-name="P7">Supportability</text:p>
                  <text:p text:style-name="P2"/>
                  <text:p text:style-name="P2">The applications should be implemented in a way that supports modification for use on webb and other mobile platforms. Also the game should be implemented in a way <text:s/><text:soft-page-break/>that makes it easy to locate rapported faults and fix them.</text:p>
                  <text:p text:style-name="P2"/>
                </text:list-item>
                <text:list-item>
                  <text:p text:style-name="P7">Implementation</text:p>
                  <text:p text:style-name="P2"/>
                  <text:p text:style-name="P2">The application is writen in the java language for use in an android eviroment, this makes it easy to run it on any android device as well as on the webb. Devices that uses other languages than java won't be able to run the application without an android emulator. </text:p>
                  <text:p text:style-name="P2"><text:s/></text:p>
                </text:list-item>
                <text:list-item>
                  <text:p text:style-name="P7">Packaging and installation</text:p>
                  <text:p text:style-name="P2"/>
                  <text:p text:style-name="P2">The application will be available for download on Google play store.</text:p>
                  <text:p text:style-name="P2"/>
                </text:list-item>
                <text:list-item>
                  <text:p text:style-name="P7">Legal</text:p>
                  <text:p text:style-name="P2"/>
                  <text:p text:style-name="P2">NA</text:p>
                </text:list-item>
              </text:list>
            </text:list-item>
          </text:list>
        </text:list-item>
      </text:list>
      <text:p text:style-name="Standard"><text:s/></text:p>
      <text:p text:style-name="P5">2.3 Application models</text:p>
      <text:p text:style-name="Standard"/>
      <text:list xml:id="list2038417327666157638" text:style-name="L3">
        <text:list-item>
          <text:list>
            <text:list-item>
              <text:list>
                <text:list-item>
                  <text:p text:style-name="P6">Use case model</text:p>
                  <text:p text:style-name="P3"/>
                  <text:p text:style-name="P3">See Appendix: Use case diagram</text:p>
                  <text:p text:style-name="P3"/>
                </text:list-item>
                <text:list-item>
                  <text:p text:style-name="P6">Use case Priority</text:p>
                  <text:p text:style-name="P3"/>
                  <text:p text:style-name="P3">High: <text:tab/>Move</text:p>
                  <text:list>
                    <text:list-item>
                      <text:list>
                        <text:list-header>
                          <text:p text:style-name="P3">PowerUp</text:p>
                          <text:p text:style-name="P3">SwallowEntity</text:p>
                        </text:list-header>
                      </text:list>
                    </text:list-item>
                  </text:list>
                  <text:p text:style-name="P3"/>
                  <text:p text:style-name="P3">Medel: GameOver</text:p>
                  <text:list>
                    <text:list-item>
                      <text:list>
                        <text:list-header>
                          <text:p text:style-name="P3">PlayerSwallowed</text:p>
                        </text:list-header>
                      </text:list>
                    </text:list-item>
                  </text:list>
                  <text:p text:style-name="P3"/>
                  <text:p text:style-name="P3">Low: <text:tab/>NextLevel</text:p>
                  <text:list text:continue-numbering="true">
                    <text:list-header>
                      <text:p text:style-name="P3"/>
                    </text:list-header>
                  </text:list>
                </text:list-item>
                <text:list-item>
                  <text:p text:style-name="P6">Analysis model</text:p>
                  <text:p text:style-name="P3"/>
                  <text:p text:style-name="P3">See Appendix: Analysis model</text:p>
                  <text:p text:style-name="P3"/>
                </text:list-item>
                <text:list-item>
                  <text:p text:style-name="P6">User interface</text:p>
                  <text:p text:style-name="P3"/>
                  <text:p text:style-name="P3">As this game is made for use on android devices, <text:s/>it needs to be playable on a wide variation of screen sizes(e.g <text:span text:style-name="T1">example</text:span>). The applications GUI will be fixed (you can't change the skin or theme). </text:p>
                </text:list-item>
              </text:list>
            </text:list-item>
          </text:list>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7:22:03.34</meta:creation-date>
    <dc:date>2013-04-02T20:27:30.69</dc:date>
    <meta:editing-duration>P6DT2H48M54S</meta:editing-duration>
    <meta:editing-cycles>18</meta:editing-cycles>
    <meta:generator>OpenOffice.org/3.4$Win32 OpenOffice.org_project/340m1$Build-9590</meta:generator>
    <meta:document-statistic meta:table-count="0" meta:image-count="0" meta:object-count="0" meta:page-count="2" meta:paragraph-count="45" meta:word-count="404" meta:character-count="2362"/>
  </office:meta>
</office:document-meta>
</file>